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DA0000217D000003AA92FBD230.svm"/>
  <manifest:file-entry manifest:media-type="" manifest:full-path="Pictures/200001120000114A000003411688E913.svm"/>
  <manifest:file-entry manifest:media-type="" manifest:full-path="Pictures/200000D2000017C300000186BA11F8EF.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ibliography_20_1">
      <style:paragraph-properties>
        <style:tab-stops>
          <style:tab-stop style:position="0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15pt" style:font-size-asian="15pt" style:font-size-complex="15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vertical-align="middle"/>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style:font-name="Liberation Serif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font-name-asian="Liberation Serif2" style:font-style-asian="italic" style:font-name-complex="Liberation Serif2" style:font-style-complex="italic"/>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fr1"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2"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3"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4"/>
      <text:p text:style-name="P8">Abstract</text:p>
      <text:p text:style-name="P8"/>
      <text:p text:style-name="P8">Introduction</text:p>
      <text:p text:style-name="P8"/>
      <text:p text:style-name="P8"/>
      <text:p text:style-name="P8"/>
      <text:p text:style-name="P8"/>
      <text:p text:style-name="P8">Methods</text:p>
      <text:p text:style-name="P8"/>
      <text:p text:style-name="P8"><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8"/>
      <text:p text:style-name="P8"><text:tab/>Suppose<text:span text:style-name="T13"> that </text:span>we<text:span text:style-name="T13"> </text:span>have<text:span text:style-name="T13"> </text:span>a<text:span text:style-name="T13"> group </text:span>of<text:span text:style-name="T13"> </text:span><text:span text:style-name="T6">n</text:span><text:span text:style-name="T13"> </text:span>affected<text:span text:style-name="T13"> </text:span>individuals,<text:span text:style-name="T13"> </text:span><text:span text:style-name="T6">n</text:span><text:span text:style-name="T13"> </text:span>control<text:span text:style-name="T13"> </text:span>individuals,<text:span text:style-name="T13"> </text:span>and that both groups were genotyped for<text:span text:style-name="T13"> </text:span><text:span text:style-name="T6">m</text:span><text:span text:style-name="T13"> </text:span>SNPs.<text:span text:style-name="T13"> </text:span>We<text:span text:style-name="T13"> </text:span>construct<text:span text:style-name="T13"> </text:span>an<text:span text:style-name="T13"> </text:span><text:span text:style-name="T8">m </text:span><text:span text:style-name="T15">by</text:span><text:span text:style-name="T8"> n</text:span><text:span text:style-name="T13"> </text:span>binary<text:span text:style-name="T13"> </text:span>matrix<text:span text:style-name="T13"> </text:span><text:span text:style-name="T6">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6">M[i,j]</text:span><text:span text:style-name="T13"> </text:span>is<text:span text:style-name="T13"> </text:span>set<text:span text:style-name="T13"> </text:span>to<text:span text:style-name="T13"> </text:span><text:span text:style-name="T6">1</text:span><text:span text:style-name="T13"> </text:span>if<text:span text:style-name="T13"> </text:span>individual<text:span text:style-name="T13"> </text:span><text:span text:style-name="T6">j</text:span><text:span text:style-name="T13"> </text:span>has<text:span text:style-name="T13"> </text:span>SNP<text:span text:style-name="T13"> </text:span><text:span text:style-name="T6">i</text:span><text:span text:style-name="T13"> </text:span>and<text:span text:style-name="T13"> </text:span>0,<text:span text:style-name="T13"> </text:span>otherwise.<text:span text:style-name="T13"> </text:span>For<text:span text:style-name="T13"> </text:span>the<text:span text:style-name="T13"> </text:span>sake<text:span text:style-name="T13"> </text:span>of<text:span text:style-name="T13"> </text:span>simplicity<text:span text:style-name="T13">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text:span>observed<text:span text:style-name="T13"> </text:span>on<text:span text:style-name="T13"> both </text:span>of<text:span text:style-name="T13"> </text:span>his<text:span text:style-name="T13"> </text:span>or<text:span text:style-name="T13"> </text:span>her<text:span text:style-name="T13"> </text:span>chromosomes).<text:span text:style-name="T13"> Our ultimate goal will be to discover statistically significant </text:span><text:span text:style-name="T8">biclusters</text:span><text:span text:style-name="T13"> in the matrix </text:span><text:span text:style-name="T8">M</text:span><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8"><text:span text:style-name="T13"/></text:p>
      <text:p text:style-name="P8"><text:span text:style-name="T13"><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span></text:p>
      <text:p text:style-name="P8"><text:span text:style-name="T13"/></text:p>
      <text:p text:style-name="P8"><text:span text:style-name="T13"><text:tab/>Dense binary matrices are hard to deal with. They tend to produce large biclusters, just because SNPs that have high minor allele frequencies have also higher probabilities to overlap. One way to resolve this problem is to restrict the algorithms to search only for bicluster with a large number of individuals. However this may limit their statistical power to recover true combinations. We will </text:span><text:soft-page-break/><text:span text:style-name="T13">discuss these issues in detail in the Discussion section. </text:span></text:p>
      <text:p text:style-name="P8"><text:span text:style-name="T13"><text:tab/></text:span></text:p>
      <text:p text:style-name="P8"><text:span text:style-name="T13"><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ext:span></text:p>
      <text:p text:style-name="P8"><text:span text:style-name="T13"><text:tab/></text:span></text:p>
      <text:p text:style-name="P8"><text:span text:style-name="T14"><text:tab/>Let </text:span><text:span text:style-name="T11">β</text:span><text:span text:style-name="T14"> be a bicluster of SNPs and affected individuals in the input matrix.</text:span></text:p>
      <text:p text:style-name="P8"><text:span text:style-name="T14"/></text:p>
      <text:p text:style-name="P8"><text:tab/>For the purposes of this work, I will use the DeBi algorithm for biclustering <text:bibliography-mark text:identifier="DeBi" text:bibliography-type="article" text:author="Akdes Serin, Martin Vingron" text:journal="Algorithms for Molecular Biology 2011, 6:18" text:title="DeBi: Discovering Differentially Expressed Biclusters using a Frequent Itemset Approach">[1]</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8"/>
      <text:p text:style-name="P8"/>
      <text:p text:style-name="P8">The orignal matrix <text:span text:style-name="T6">M</text:span> is divided into <text:span text:style-name="T6">k</text:span> submatrices of size <text:span text:style-name="T6">n X l</text:span>, where <text:span text:style-name="T6">l = m/k</text:span>. We will denote the <text:span text:style-name="T6">i</text:span><text:span text:style-name="T14">th submatrix by S</text:span><text:span text:style-name="T3">i</text:span><text:span text:style-name="T6">. </text:span><text:span text:style-name="T14">The size of the second dimension, </text:span><text:span text:style-name="T6">l</text:span><text:span text:style-name="T14">, should be chosen to be small enough so that <text:s text:c="2"/>it enables the processing of each </text:span><text:span text:style-name="T6">S</text:span><text:span text:style-name="T3">i</text:span><text:span text:style-name="T6"> </text:span><text:span text:style-name="T14">by a quadratic run time algorithm and large enough for the probability of each submatrix containing a detectable part of the original signal to remain high. We will discuss later how to find an optimal value for </text:span><text:span text:style-name="T6">k</text:span><text:span text:style-name="T14">. </text:span></text:p>
      <text:p text:style-name="P9"/>
      <text:p text:style-name="P8"><text:span text:style-name="T14"><text:tab/>The optimal value of </text:span><text:span text:style-name="T6">k </text:span><text:span text:style-name="T14">depends on the size of the biclusters we are aiming to find. More precisely, it depends on the minimum number of SNPs that belong to a bicluster. We will denote that number by </text:span><text:span text:style-name="T6">B</text:span>. Intuitively, if <text:span text:style-name="T6">B</text:span> is large then large values of <text:span text:style-name="T6">k</text:span> will work, and, conversely, if <text:span text:style-name="T6">B</text:span> is small, the algorithm will need bigger chunks, corresponding to small values of <text:span text:style-name="T6">k</text:span>, to recover the signal. Obviously, if <text:span text:style-name="T6">B &gt; k</text:span> then at least one chunk will contain minimum three SNPs from a bicluster. In this case two full iterations over the original matrix will be enough to recover all SNPs from the bicluster. However, if <text:span text:style-name="T6">B</text:span> is less or equal to <text:span text:style-name="T6">k, </text:span>the algorithm cannot guarantee that there will be at least one chunk with minimum three SNPs. A probabilistic solution to this problem is to sample random chunks from the original matrix until a desired confidence is achieved that at least one of them contains minimum three SNPs from the bicluster. After that, the algorithm needs to perform one full iteration over the original matrix as already described to recover all SNPs from the bicluster. </text:p>
      <text:p text:style-name="P8"/>
      <text:p text:style-name="P8"><text:tab/>Suppose we want to achieve a confidence level of <text:span text:style-name="T9">α</text:span><text:span text:style-name="T12"> that at least one of the random chunks contains minimum three causal SNPs. The question is how many times do we need to sample to reach that level.</text:span> To answer that, first we will calculate the probability that any single chunk contains minimum three SNPs from the bicluster, <text:span text:style-name="T6">P</text:span><text:span text:style-name="T3">c</text:span>. It follows the binomial distribution with <text:span text:style-name="T6">n = B</text:span> and <text:span text:style-name="T6">p=1/k <text:s/></text:span>and is equal to</text:p>
      <text:p text:style-name="P5"><text:span text:style-name="T1"/></text:p>
      <text:p text:style-name="P6"><text:span text:style-name="T1"><draw:frame draw:style-name="fr1" draw:name="graphics1" text:anchor-type="as-char" svg:y="-0.2898in" svg:width="4.0937in" svg:height="0.4866in" draw:z-index="0"><draw:image xlink:href="Pictures/200001DA0000217D000003AA92FBD230.svm" xlink:type="simple" xlink:show="embed" xlink:actuate="onLoad"/></draw:frame></text:span></text:p>
      <text:p text:style-name="P7"><text:s/></text:p>
      <text:p text:style-name="P8"><text:tab/>Now, the probability that at least one out of <text:span text:style-name="T6">t</text:span> random chunks has minimum three causal SNPs, <text:span text:style-name="T9">α</text:span>, also follows the binomial distribution with <text:span text:style-name="T6">n = t</text:span> and <text:span text:style-name="T7">p = P</text:span><text:span text:style-name="T4">c </text:span>and is equal to </text:p>
      <text:p text:style-name="P8"><text:soft-page-break/></text:p>
      <text:p text:style-name="P7"><draw:frame draw:style-name="fr2" draw:name="graphics3" text:anchor-type="as-char" svg:y="-0.1563in" svg:width="2.8917in" svg:height="0.202in" draw:z-index="1"><draw:image xlink:href="Pictures/200000D2000017C300000186BA11F8EF.svm" xlink:type="simple" xlink:show="embed" xlink:actuate="onLoad"/></draw:frame></text:p>
      <text:p text:style-name="P8"/>
      <text:p text:style-name="P8"><text:tab/>To find the minimum <text:span text:style-name="T6">t</text:span> for a given <text:span text:style-name="T9">α</text:span>, we need to solve the following inequality for <text:span text:style-name="T6">t</text:span><text:span text:style-name="T14">:</text:span></text:p>
      <text:p text:style-name="P8"><text:span text:style-name="T14"/></text:p>
      <text:p text:style-name="P7"><text:span text:style-name="T14"><draw:frame draw:style-name="fr3" draw:name="graphics4" text:anchor-type="as-char" svg:y="-0.261in" svg:width="2.1299in" svg:height="0.4319in" draw:z-index="2"><draw:image xlink:href="Pictures/200001120000114A000003411688E913.svm" xlink:type="simple" xlink:show="embed" xlink:actuate="onLoad"/></draw:frame></text:span></text:p>
      <text:p text:style-name="P8"><text:span text:style-name="T14"/></text:p>
      <text:p text:style-name="P8"><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5">min</text:span> that satisfies the desired requirements. Moreover, this provides greater flexibility even in the case where<text:span text:style-name="T6"> B &gt; k,</text:span> but the total number of SNPs, <text:span text:style-name="T6">m</text:span>, is very large. For example, if <text:span text:style-name="T6">m </text:span><text:span text:style-name="T14">= 500,000</text:span><text:span text:style-name="T6"> </text:span>and <text:span text:style-name="T6">B </text:span><text:span text:style-name="T14">= 100</text:span> we need to sample just <text:span text:style-name="T14">3</text:span> chunks of size 20,000 to be more than 98% confident that at least one of them contains minimum three causal SNPs.</text:p>
      <text:p text:style-name="P8"/>
      <text:p text:style-name="P8"/>
      <text:p text:style-name="P8"><text:tab/>To<text:span text:style-name="T13"> </text:span>assess<text:span text:style-name="T13"> </text:span>the<text:span text:style-name="T13"> </text:span>statistical<text:span text:style-name="T13"> </text:span>significance<text:span text:style-name="T13"> </text:span>of<text:span text:style-name="T13"> </text:span>a<text:span text:style-name="T13"> </text:span>bicluster<text:span text:style-name="T13"> the number of </text:span>cases<text:span text:style-name="T13"> </text:span>and<text:span text:style-name="T13"> the number of </text:span>controls,<text:span text:style-name="T13"> who </text:span>have<text:span text:style-name="T13"> </text:span>all<text:span text:style-name="T13"> </text:span>SNPs<text:span text:style-name="T13"> </text:span>in<text:span text:style-name="T13"> </text:span>the<text:span text:style-name="T13"> </text:span>bicluster,<text:span text:style-name="T13"> </text:span>are<text:span text:style-name="T13"> </text:span>counted.<text:span text:style-name="T13"> To test whether the difference between the two counts is significant </text:span>a<text:span text:style-name="T13"> </text:span>P-value<text:span text:style-name="T13"> is calculated </text:span>with<text:span text:style-name="T13"> the C</text:span>hi-squared<text:span text:style-name="T13"> </text:span>test.<text:span text:style-name="T13"> </text:span>Biclusters<text:span text:style-name="T13"> </text:span>that<text:span text:style-name="T13"> </text:span>pass<text:span text:style-name="T13"> </text:span>a<text:span text:style-name="T13"> </text:span>predefined<text:span text:style-name="T13"> </text:span>P-value<text:span text:style-name="T13"> </text:span>threshold,<text:span text:style-name="T13"> which </text:span>is<text:span text:style-name="T13"> </text:span>corrected<text:span text:style-name="T13"> </text:span>for<text:span text:style-name="T13"> </text:span>multiple<text:span text:style-name="T13"> </text:span>hypothesis<text:span text:style-name="T13"> </text:span>testing,<text:span text:style-name="T13"> </text:span>will<text:span text:style-name="T13"> </text:span>be<text:span text:style-name="T13"> </text:span>deemed<text:span text:style-name="T13"> </text:span>associated<text:span text:style-name="T13"> </text:span>with<text:span text:style-name="T13"> </text:span>the<text:span text:style-name="T13"> </text:span>disease.<text:span text:style-name="T13"> Additionally, the likelihood of observing a bicluster of that size given the minor allele frequencies of the SNPs in it, the total number of individuals and the total number of SNPs, is calculated</text:span>.</text:p>
      <text:p text:style-name="P8"><text:tab/></text:p>
      <text:p text:style-name="P8">Discussion</text:p>
      <text:p text:style-name="P8"/>
      <text:p text:style-name="P8">References</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2">1: Akdes Serin, Martin Vingron, DeBi: Discovering Differentially Expressed Biclusters using a Frequent Itemset Approach.Algorithms for Molecular Biology 2011, 6:18.<text:tab/></text:p>
        </text:index-body>
      </text:bibliograph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4T17:10:53</dc:date>
    <meta:editing-duration>P1DT48M43S</meta:editing-duration>
    <meta:editing-cycles>52</meta:editing-cycles>
    <meta:generator>LibreOffice/3.4$Unix LibreOffice_project/340m1$Build-502</meta:generator>
    <meta:document-statistic meta:table-count="0" meta:image-count="3" meta:object-count="0" meta:page-count="3" meta:paragraph-count="31" meta:word-count="1215" meta:character-count="7153" meta:non-whitespace-character-count="5931"/>
  </office:meta>
</office:document-meta>
</file>